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C000000C38E322FCFD910137C4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0000004380000034293574D0EE3BF00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2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2" draw:layer="layout" svg:width="15.5cm" svg:height="0.962cm" svg:x="8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0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602cm" svg:height="19cm" svg:x="0.138cm" svg:y="2.3cm">
          <draw:image xlink:href="Pictures/10000000000011C000000C38E322FCFD910137C4.png" xlink:type="simple" xlink:show="embed" xlink:actuate="onLoad" draw:mime-type="image/png">
            <text:p/>
          </draw:image>
        </draw:frame>
        <draw:frame draw:style-name="gr2" draw:text-style-name="P2" draw:layer="layout" svg:width="12.5cm" svg:height="0.962cm" svg:x="10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2" draw:layer="layout" svg:width="14.048cm" svg:height="1.187cm" svg:x="11cm" svg:y="-0.072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6.609cm" svg:height="21.098cm" svg:x="0.665cm" svg:y="0.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2" draw:layer="layout" svg:width="6.048cm" svg:height="1.187cm" svg:x="11.452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cm" svg:height="0.962cm" svg:x="11cm" svg:y="0.038cm">
          <draw:text-box>
            <text:p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7" draw:text-style-name="P6" draw:layer="layout" svg:width="12cm" svg:height="0.962cm" svg:x="10cm" svg:y="0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6" draw:text-style-name="P5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7" draw:text-style-name="P6" draw:layer="layout" svg:width="14cm" svg:height="0.962cm" svg:x="10.5cm" svg:y="0cm">
          <draw:text-box>
            <text:p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2" draw:layer="layout" svg:width="13.5cm" svg:height="0.962cm" svg:x="10.5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8cm" svg:y="0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5cm" svg:height="0.962cm" svg:x="10cm" svg:y="0.038cm">
          <draw:text-box>
            <text:p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972cm" svg:height="18.522cm" svg:x="2.5cm" svg:y="2.978cm">
          <draw:image xlink:href="Pictures/10000000000004380000034293574D0EE3BF0080.png" xlink:type="simple" xlink:show="embed" xlink:actuate="onLoad" draw:mime-type="image/png">
            <text:p/>
          </draw:image>
        </draw:frame>
        <draw:frame draw:style-name="gr2" draw:text-style-name="P2" draw:layer="layout" svg:width="14.5cm" svg:height="0.962cm" svg:x="9.5cm" svg:y="0.038cm">
          <draw:text-box>
            <text:p><loext:page-name>&lt;slide-name&gt;</loext:page-name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4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1-29T11:19:46.757000000</dc:date>
    <meta:editing-duration>PT15H34M5S</meta:editing-duration>
    <meta:editing-cycles>28</meta:editing-cycles>
    <meta:generator>LibreOffice/7.4.3.2$Windows_X86_64 LibreOffice_project/1048a8393ae2eeec98dff31b5c133c5f1d08b890</meta:generator>
    <meta:document-statistic meta:object-count="78"/>
  </office:meta>
</office:document-meta>
</file>